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LAZO ONTIVEROS HERLISS PAU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LAZO ONTIVEROS, YONER YERSI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LAZO ONTIVEROS HERLISS PAUL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8:23:59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